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  <style:map style:condition="cell-content()=1" style:apply-style-name="Senza_20_nome1" style:base-cell-address="Foglio1.A17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Senza_20_nome1" style:base-cell-address="Foglio1.A17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ULSA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</table:table-row>
        <table:table-row table:style-name="ro1" table:number-rows-repeated="1048481">
          <table:table-cell table:number-columns-repeated="15"/>
        </table:table-row>
        <table:table-row table:style-name="ro1" table:number-rows-repeated="4">
          <table:table-cell table:style-name="ce4" table:number-columns-repeated="13"/>
          <table:table-cell table:number-columns-repeated="2"/>
        </table:table-row>
        <table:table-row table:style-name="ro1">
          <table:table-cell table:style-name="ce4" table:number-columns-repeated="13"/>
          <table:table-cell table:number-columns-repeated="2"/>
        </table:table-row>
        <calcext:conditional-formats>
          <calcext:conditional-format calcext:target-range-address="Foglio1.A3:Foglio1.M90">
            <calcext:condition calcext:apply-style-name="Senza nome1" calcext:value="=1" calcext:base-cell-address="Foglio1.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18:32:55.9351910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7-11-14T21:07:18.668361084</meta:creation-date>
    <dc:date>2018-08-23T18:33:03.211574702</dc:date>
    <meta:editing-duration>PT1H13M14S</meta:editing-duration>
    <meta:editing-cycles>7</meta:editing-cycles>
    <meta:generator>LibreOffice/5.1.6.2$Linux_X86_64 LibreOffice_project/10m0$Build-2</meta:generator>
    <meta:document-statistic meta:table-count="1" meta:cell-count="1287" meta:object-count="0"/>
  </office:meta>
</office:document-meta>
</file>